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41in"/>
    </style:style>
    <style:style style:name="Table1.B" style:family="table-column">
      <style:table-column-properties style:column-width="2.6215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48eb" officeooo:paragraph-rsid="001748eb"/>
    </style:style>
    <style:style style:name="P2" style:family="paragraph" style:parent-style-name="Table_20_Contents">
      <style:text-properties officeooo:rsid="001769d6" officeooo:paragraph-rsid="001769d6"/>
    </style:style>
    <style:style style:name="P3" style:family="paragraph" style:parent-style-name="Table_20_Contents">
      <style:text-properties officeooo:rsid="001769d6" officeooo:paragraph-rsid="001c0d0b"/>
    </style:style>
    <style:style style:name="T1" style:family="text">
      <style:text-properties officeooo:rsid="0019d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143642082368">
          <table:table-cell table:style-name="Table1.A1" office:value-type="string">
            <text:p text:style-name="P1">Angles (1,2,3,4)</text:p>
          </table:table-cell>
          <table:table-cell table:style-name="Table1.A1" office:value-type="string">
            <text:p text:style-name="P1">Computer Vision (x,y,z)</text:p>
          </table:table-cell>
          <table:table-cell table:style-name="Table1.C1" office:value-type="string">
            <text:p text:style-name="P1">Forward Kinematics (x,y,z)</text:p>
          </table:table-cell>
        </table:table-row>
        <table:table-row table:style-name="TableLine94707556193888">
          <table:table-cell table:style-name="Table1.A2" office:value-type="string">
            <text:p text:style-name="P2">[0,1.0,0.5,-1.7]</text:p>
          </table:table-cell>
          <table:table-cell table:style-name="Table1.A2" office:value-type="string">
            <text:p text:style-name="P3">[1.9486144974945638, -1.077956956060822, 7.172559746097004]</text:p>
          </table:table-cell>
          <table:table-cell table:style-name="Table1.C2" office:value-type="string">
            <text:p text:style-name="Table_20_Contents"><text:span text:style-name="T1">[</text:span>1.492675361893256, -0.6917749506294619, 6.479652409629819<text:span text:style-name="T1">]</text:span></text:p>
          </table:table-cell>
        </table:table-row>
        <table:table-row table:style-name="TableLine94707556207024">
          <table:table-cell table:style-name="Table1.A2" office:value-type="string">
            <text:p text:style-name="Table_20_Contents">[0, -1, 1, 1] </text:p>
          </table:table-cell>
          <table:table-cell table:style-name="Table1.A2" office:value-type="string">
            <text:p text:style-name="Table_20_Contents">[4.635227982407134, 1.3657368162449615, 6.538982332324348]</text:p>
          </table:table-cell>
          <table:table-cell table:style-name="Table1.C2" office:value-type="string">
            <text:p text:style-name="Table_20_Contents">[4.30909458706616, 0.9642676013572437, 6.119149106616195]</text:p>
          </table:table-cell>
        </table:table-row>
        <table:table-row table:style-name="TableLine94707556207616">
          <table:table-cell table:style-name="Table1.A2" office:value-type="string">
            <text:p text:style-name="Table_20_Contents">[0, -1.7, -1.7, -1.7]</text:p>
          </table:table-cell>
          <table:table-cell table:style-name="Table1.A2" office:value-type="string">
            <text:p text:style-name="Table_20_Contents">[-4.245647833431965, 1.2130422381234176, -0.23827615391710033]</text:p>
          </table:table-cell>
          <table:table-cell table:style-name="Table1.C2" office:value-type="string">
            <text:p text:style-name="Table_20_Contents">[-3.0875151835433927, -0.78112098549365, -0.39851093101344315]</text:p>
          </table:table-cell>
        </table:table-row>
        <table:table-row table:style-name="TableLine94707556208480">
          <table:table-cell table:style-name="Table1.A2" office:value-type="string">
            <text:p text:style-name="Table_20_Contents">[0, 1, 1, 1]</text:p>
          </table:table-cell>
          <table:table-cell table:style-name="Table1.A2" office:value-type="string">
            <text:p text:style-name="Table_20_Contents">[6.118016870131203, -5.220707729178626, 0.3670810122078709]</text:p>
          </table:table-cell>
          <table:table-cell table:style-name="Table1.C2" office:value-type="string">
            <text:p text:style-name="Table_20_Contents">[4.309094587066161, -3.6921598818342884, 1.8707085969747679]</text:p>
          </table:table-cell>
        </table:table-row>
        <table:table-row table:style-name="TableLine94707556209456">
          <table:table-cell table:style-name="Table1.A2" office:value-type="string">
            <text:p text:style-name="Table_20_Contents">[0, 0.5, 0.5, 0.5]</text:p>
          </table:table-cell>
          <table:table-cell table:style-name="Table1.A2" office:value-type="string">
            <text:p text:style-name="Table_20_Contents">[4.043037700313199, -4.4790515699548195, 6.678939730419357]</text:p>
          </table:table-cell>
          <table:table-cell table:style-name="Table1.C2" office:value-type="string">
            <text:p text:style-name="Table_20_Contents">[2.940195862326555, -3.8424710945318568, 6.53359615957557]</text:p>
          </table:table-cell>
        </table:table-row>
        <table:table-row table:style-name="TableLine94707556210656">
          <table:table-cell table:style-name="Table1.A2" office:value-type="string">
            <text:p text:style-name="Table_20_Contents">[0, 0.8, -0.8, 1.7]</text:p>
          </table:table-cell>
          <table:table-cell table:style-name="Table1.A2" office:value-type="string">
            <text:p text:style-name="Table_20_Contents">[-3.4516169824901564, -3.652292388448883, 1.3445252199234918]</text:p>
          </table:table-cell>
          <table:table-cell table:style-name="Table1.C2" office:value-type="string">
            <text:p text:style-name="Table_20_Contents">[-2.2334641698630393, -3.628768052827236, 1.877147015329931]</text:p>
          </table:table-cell>
        </table:table-row>
        <table:table-row table:style-name="TableLine94707556211632">
          <table:table-cell table:style-name="Table1.A2" office:value-type="string">
            <text:p text:style-name="Table_20_Contents">[0, 1, 1, 0.65]</text:p>
          </table:table-cell>
          <table:table-cell table:style-name="Table1.A2" office:value-type="string">
            <text:p text:style-name="Table_20_Contents">[6.840354590836789, -5.700295492363992, 1.4657902694650247]</text:p>
          </table:table-cell>
          <table:table-cell table:style-name="Table1.C2" office:value-type="string">
            <text:p text:style-name="Table_20_Contents">[4.954792700691693, -3.658036752780051, 2.691196699795982]</text:p>
          </table:table-cell>
        </table:table-row>
        <table:table-row table:style-name="TableLine94707556212608">
          <table:table-cell table:style-name="Table1.A2" office:value-type="string">
            <text:p text:style-name="Table_20_Contents">[0, 0.6, -1.2, 0.7]</text:p>
          </table:table-cell>
          <table:table-cell table:style-name="Table1.A2" office:value-type="string">
            <text:p text:style-name="Table_20_Contents">[-6.922676337335673, -2.2152564279474145, 2.9075240616809825]</text:p>
          </table:table-cell>
          <table:table-cell table:style-name="Table1.C2" office:value-type="string">
            <text:p text:style-name="Table_20_Contents">[-5.400725240322719, -2.780662480237832, 3.14169228023482]</text:p>
          </table:table-cell>
        </table:table-row>
        <table:table-row table:style-name="TableLine94707556213504">
          <table:table-cell table:style-name="Table1.A2" office:value-type="string">
            <text:p text:style-name="Table_20_Contents">[0, -0.5, 1, -0.4]</text:p>
          </table:table-cell>
          <table:table-cell table:style-name="Table1.A2" office:value-type="string">
            <text:p text:style-name="Table_20_Contents">[4.989952263144078, 3.9206767781846352, 4.69293129509979]</text:p>
          </table:table-cell>
          <table:table-cell table:style-name="Table1.C2" office:value-type="string">
            <text:p text:style-name="Table_20_Contents">[5.270286751902881, 2.6476221145766266, 4.909658806798665]</text:p>
          </table:table-cell>
        </table:table-row>
        <table:table-row table:style-name="TableLine94707556214480">
          <table:table-cell table:style-name="Table1.A2" office:value-type="string">
            <text:p text:style-name="Table_20_Contents">[0, 0.9, 0.8, 0.7]</text:p>
          </table:table-cell>
          <table:table-cell table:style-name="Table1.A2" office:value-type="string">
            <text:p text:style-name="Table_20_Contents">[5.954869753594373, -6.444311103204866, 2.6511406437235188]</text:p>
          </table:table-cell>
          <table:table-cell table:style-name="Table1.C2" office:value-type="string">
            <text:p text:style-name="Table_20_Contents">[4.156738923024654, -4.363714142941086, 3.495593459943384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6T16:37:41.994435506</meta:creation-date>
    <dc:date>2020-11-27T12:48:11.478939660</dc:date>
    <meta:editing-duration>PT1H44M1S</meta:editing-duration>
    <meta:editing-cycles>3</meta:editing-cycles>
    <meta:generator>LibreOffice/7.0.3.1$Linux_X86_64 LibreOffice_project/00$Build-1</meta:generator>
    <meta:document-statistic meta:table-count="1" meta:image-count="0" meta:object-count="0" meta:page-count="1" meta:paragraph-count="33" meta:word-count="105" meta:character-count="1417" meta:non-whitespace-character-count="1344"/>
  </office:meta>
</office:document-meta>
</file>